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6190000123A000012C6AC960DC71ADE9CC9.svg" manifest:media-type="image/svg+xml"/>
  <manifest:file-entry manifest:full-path="Pictures/10000201000000B0000000B6C9D68889CC3BCC43.png" manifest:media-type="image/png"/>
  <manifest:file-entry manifest:full-path="Pictures/1000A14F000015FE000015D471D1B6DFF2559A02.svg" manifest:media-type="image/svg+xml"/>
  <manifest:file-entry manifest:full-path="Pictures/100056EC0000123A000012C6CFBF74EE7CAFD62B.svg" manifest:media-type="image/svg+xml"/>
  <manifest:file-entry manifest:full-path="Pictures/10000201000000B0000000B665C60C63B3F11699.png" manifest:media-type="image/png"/>
  <manifest:file-entry manifest:full-path="Pictures/10000201000000D5000000D37E408D2F4ABA094F.png" manifest:media-type="image/png"/>
  <manifest:file-entry manifest:full-path="Pictures/10000201000000B0000000B621E198D215B9350D.png" manifest:media-type="image/png"/>
  <manifest:file-entry manifest:full-path="Pictures/100055C90000123A000012C645D8E603E7E47D4A.svg" manifest:media-type="image/svg+xml"/>
  <manifest:file-entry manifest:full-path="Pictures/100056640000123A000012C6F895ADECF992CEC6.svg" manifest:media-type="image/svg+xml"/>
  <manifest:file-entry manifest:full-path="Pictures/10000201000000B0000000B6D669D7C1A9810F0E.png" manifest:media-type="image/png"/>
  <manifest:file-entry manifest:full-path="Pictures/100054C10000123A000012C6968E345C3F7CE471.svg" manifest:media-type="image/svg+xml"/>
  <manifest:file-entry manifest:full-path="Pictures/10000201000000B0000000B67622ACDCCCF219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51cm" svg:height="9.529cm" svg:x="33.928cm" svg:y="12.466cm">
          <draw:image xlink:href="Pictures/100055C90000123A000012C645D8E603E7E47D4A.svg" xlink:type="simple" xlink:show="embed" xlink:actuate="onLoad">
            <text:p/>
          </draw:image>
          <draw:image xlink:href="Pictures/10000201000000B0000000B6C9D68889CC3BCC43.png" xlink:type="simple" xlink:show="embed" xlink:actuate="onLoad"/>
        </draw:frame>
        <draw:frame draw:style-name="gr2" draw:text-style-name="P1" draw:layer="layout" svg:width="21.81cm" svg:height="22.464cm" svg:x="4.683cm" svg:y="-0.484cm">
          <draw:image xlink:href="Pictures/100056190000123A000012C6AC960DC71ADE9CC9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hell/GUI</text:p>
          </draw:image>
          <draw:image xlink:href="Pictures/10000201000000B0000000B621E198D215B9350D.png" xlink:type="simple" xlink:show="embed" xlink:actuate="onLoad"/>
        </draw:frame>
        <draw:frame draw:style-name="gr1" draw:text-style-name="P1" draw:layer="layout" svg:width="12.92cm" svg:height="13.308cm" svg:x="30.259cm" svg:y="10.338cm">
          <draw:image xlink:href="Pictures/100056640000123A000012C6F895ADECF992CEC6.svg" xlink:type="simple" xlink:show="embed" xlink:actuate="onLoad">
            <text:p/>
          </draw:image>
          <draw:image xlink:href="Pictures/10000201000000B0000000B6D669D7C1A9810F0E.png" xlink:type="simple" xlink:show="embed" xlink:actuate="onLoad"/>
        </draw:frame>
        <draw:frame draw:style-name="gr2" draw:text-style-name="P1" draw:layer="layout" svg:width="17.844cm" svg:height="18.38cm" svg:x="7.047cm" svg:y="-0.182cm">
          <draw:image xlink:href="Pictures/100054C10000123A000012C6968E345C3F7CE471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pps/System Utils</text:p>
          </draw:image>
          <draw:image xlink:href="Pictures/10000201000000B0000000B67622ACDCCCF219F8.png" xlink:type="simple" xlink:show="embed" xlink:actuate="onLoad"/>
        </draw:frame>
        <draw:frame draw:style-name="gr2" draw:text-style-name="P1" draw:layer="layout" svg:width="14.224cm" svg:height="14.651cm" svg:x="9.382cm" svg:y="0.578cm">
          <draw:image xlink:href="Pictures/100056EC0000123A000012C6CFBF74EE7CAFD62B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ystem Calls</text:p>
          </draw:image>
          <draw:image xlink:href="Pictures/10000201000000B0000000B665C60C63B3F11699.png" xlink:type="simple" xlink:show="embed" xlink:actuate="onLoad"/>
        </draw:frame>
        <draw:frame draw:style-name="gr2" draw:text-style-name="P1" draw:layer="layout" svg:width="9.118cm" svg:height="9.392cm" svg:x="12.176cm" svg:y="3.072cm">
          <draw:image xlink:href="Pictures/100055C90000123A000012C645D8E603E7E47D4A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OS Kernel</text:p>
          </draw:image>
          <draw:image xlink:href="Pictures/10000201000000B0000000B6C9D68889CC3BCC43.png" xlink:type="simple" xlink:show="embed" xlink:actuate="onLoad"/>
        </draw:frame>
        <draw:frame draw:style-name="gr1" draw:text-style-name="P1" draw:layer="layout" svg:width="4.665cm" svg:height="4.805cm" svg:x="38.514cm" svg:y="3.474cm">
          <draw:image xlink:href="Pictures/100056640000123A000012C6F895ADECF992CEC6.svg" xlink:type="simple" xlink:show="embed" xlink:actuate="onLoad">
            <text:p/>
          </draw:image>
          <draw:image xlink:href="Pictures/10000201000000B0000000B6D669D7C1A9810F0E.png" xlink:type="simple" xlink:show="embed" xlink:actuate="onLoad"/>
        </draw:frame>
        <draw:frame draw:style-name="gr2" draw:text-style-name="P1" draw:layer="layout" svg:width="5.629cm" svg:height="5.587cm" svg:x="13.954cm" svg:y="4.724cm">
          <draw:image xlink:href="Pictures/1000A14F000015FE000015D471D1B6DFF2559A02.svg" xlink:type="simple" xlink:show="embed" xlink:actuate="onLoad">
            <text:p text:style-name="P1">Hardware</text:p>
          </draw:image>
          <draw:image xlink:href="Pictures/10000201000000D5000000D37E408D2F4ABA094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04:09:15.351110052</meta:creation-date>
    <dc:date>2018-02-11T04:24:02.716956841</dc:date>
    <meta:editing-duration>PT4M35S</meta:editing-duration>
    <meta:editing-cycles>1</meta:editing-cycles>
    <meta:document-statistic meta:object-count="8"/>
    <meta:generator>LibreOffice/5.1.6.2$Linux_X86_64 LibreOffice_project/10m0$Build-2</meta:generator>
  </office:meta>
</office:document-meta>
</file>